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5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17" manifest:media-type=""/>
  <manifest:file-entry manifest:full-path="ObjectReplacements/Object 23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1" svg:font-family="OpenSymbol, 'Arial Unicode M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Header">
      <style:text-properties officeooo:rsid="000fdf3d" officeooo:paragraph-rsid="000fdf3d"/>
    </style:style>
    <style:style style:name="P3" style:family="paragraph" style:parent-style-name="Standard">
      <style:text-properties officeooo:rsid="00d76a54" officeooo:paragraph-rsid="008b8611"/>
    </style:style>
    <style:style style:name="P4" style:family="paragraph" style:parent-style-name="Table_20_Contents">
      <style:text-properties officeooo:rsid="00db70b5" officeooo:paragraph-rsid="00db70b5"/>
    </style:style>
    <style:style style:name="P5" style:family="paragraph" style:parent-style-name="Table_20_Contents">
      <style:text-properties officeooo:rsid="00dd0b81" officeooo:paragraph-rsid="00dd0b81"/>
    </style:style>
    <style:style style:name="P6" style:family="paragraph" style:parent-style-name="Table_20_Contents">
      <style:text-properties officeooo:rsid="00dd6b27" officeooo:paragraph-rsid="00dd6b27"/>
    </style:style>
    <style:style style:name="P7" style:family="paragraph" style:parent-style-name="Table_20_Contents">
      <style:text-properties officeooo:rsid="00dd6b27" officeooo:paragraph-rsid="0105d706"/>
    </style:style>
    <style:style style:name="P8" style:family="paragraph" style:parent-style-name="Table_20_Contents">
      <style:text-properties officeooo:rsid="00e202ad" officeooo:paragraph-rsid="00e202ad"/>
    </style:style>
    <style:style style:name="P9" style:family="paragraph" style:parent-style-name="Table_20_Contents">
      <style:text-properties officeooo:rsid="00e39eb9" officeooo:paragraph-rsid="00e39eb9"/>
    </style:style>
    <style:style style:name="P10" style:family="paragraph" style:parent-style-name="Table_20_Contents">
      <style:text-properties officeooo:rsid="00e81fc5" officeooo:paragraph-rsid="00e81fc5"/>
    </style:style>
    <style:style style:name="P11" style:family="paragraph" style:parent-style-name="Table_20_Contents">
      <style:text-properties officeooo:rsid="00ea91fc" officeooo:paragraph-rsid="00ea91fc"/>
    </style:style>
    <style:style style:name="P12" style:family="paragraph" style:parent-style-name="Table_20_Contents">
      <style:text-properties officeooo:rsid="00f30b1d" officeooo:paragraph-rsid="00f30b1d"/>
    </style:style>
    <style:style style:name="P13" style:family="paragraph" style:parent-style-name="Table_20_Contents">
      <style:text-properties officeooo:rsid="00f39288" officeooo:paragraph-rsid="00f39288"/>
    </style:style>
    <style:style style:name="P14" style:family="paragraph" style:parent-style-name="Table_20_Contents">
      <style:text-properties officeooo:rsid="00f4fa44" officeooo:paragraph-rsid="00f4fa44"/>
    </style:style>
    <style:style style:name="P15" style:family="paragraph" style:parent-style-name="Table_20_Contents">
      <style:text-properties officeooo:rsid="00f6fb30" officeooo:paragraph-rsid="00f6fb30"/>
    </style:style>
    <style:style style:name="P16" style:family="paragraph" style:parent-style-name="Table_20_Contents">
      <style:text-properties officeooo:rsid="00fb6d0b" officeooo:paragraph-rsid="00fb6d0b"/>
    </style:style>
    <style:style style:name="P17" style:family="paragraph" style:parent-style-name="Table_20_Contents">
      <style:text-properties officeooo:rsid="00fdb055" officeooo:paragraph-rsid="00fdb055"/>
    </style:style>
    <style:style style:name="P18" style:family="paragraph" style:parent-style-name="Table_20_Contents">
      <style:text-properties officeooo:rsid="01018c41" officeooo:paragraph-rsid="01018c41"/>
    </style:style>
    <style:style style:name="P19" style:family="paragraph" style:parent-style-name="Table_20_Contents">
      <style:text-properties officeooo:rsid="010481d7" officeooo:paragraph-rsid="010481d7"/>
    </style:style>
    <style:style style:name="P20" style:family="paragraph" style:parent-style-name="Table_20_Contents">
      <style:text-properties officeooo:rsid="0104edad" officeooo:paragraph-rsid="0104edad"/>
    </style:style>
    <style:style style:name="P21" style:family="paragraph" style:parent-style-name="Table_20_Contents">
      <style:text-properties fo:font-weight="bold" officeooo:rsid="00dd6b27" officeooo:paragraph-rsid="0105d706" style:font-weight-asian="bold" style:font-weight-complex="bold"/>
    </style:style>
    <style:style style:name="P22" style:family="paragraph" style:parent-style-name="Table_20_Contents">
      <style:text-properties fo:font-weight="bold" officeooo:rsid="0108ff05" officeooo:paragraph-rsid="0108ff05" style:font-weight-asian="bold" style:font-weight-complex="bold"/>
    </style:style>
    <style:style style:name="T1" style:family="text">
      <style:text-properties officeooo:rsid="000f3f6f"/>
    </style:style>
    <style:style style:name="T2" style:family="text">
      <style:text-properties fo:font-style="italic" officeooo:rsid="00e3da5c" style:font-style-asian="italic" style:font-style-complex="italic"/>
    </style:style>
    <style:style style:name="T3" style:family="text">
      <style:text-properties officeooo:rsid="00e3da5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e3da5c" style:font-style-asian="normal" style:font-style-complex="normal"/>
    </style:style>
    <style:style style:name="T6" style:family="text">
      <style:text-properties fo:font-style="normal" officeooo:rsid="00e9a567" style:font-style-asian="normal" style:font-style-complex="normal"/>
    </style:style>
    <style:style style:name="T7" style:family="text">
      <style:text-properties fo:font-style="normal" officeooo:rsid="00ec23ee" style:font-style-asian="normal" style:font-style-complex="normal"/>
    </style:style>
    <style:style style:name="T8" style:family="text">
      <style:text-properties officeooo:rsid="00f8da16"/>
    </style:style>
    <style:style style:name="T9" style:family="text">
      <style:text-properties officeooo:rsid="00f9fa97"/>
    </style:style>
    <style:style style:name="T10" style:family="text">
      <style:text-properties officeooo:rsid="00fc9fd1"/>
    </style:style>
    <style:style style:name="T11" style:family="text">
      <style:text-properties officeooo:rsid="00fca9f6"/>
    </style:style>
    <style:style style:name="T12" style:family="text">
      <style:text-properties officeooo:rsid="01010075"/>
    </style:style>
    <style:style style:name="T13" style:family="text">
      <style:text-properties officeooo:rsid="01034b8a"/>
    </style:style>
    <style:style style:name="T14" style:family="text">
      <style:text-properties officeooo:rsid="0104d1da"/>
    </style:style>
    <style:style style:name="T15" style:family="text">
      <style:text-properties officeooo:rsid="0105d70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Theorem 1:</text:p>
            <text:p text:style-name="P4">Fundamental Theorem of Arithmetic</text:p>
            <text:p text:style-name="P4"/>
            <text:p text:style-name="P4"/>
            <text:p text:style-name="P4">Every integer greater than 1 can be expressed as the product of a list of prime numbers.</text:p>
          </table:table-cell>
        </table:table-row>
        <table:table-row>
          <table:table-cell table:style-name="Table1.A2" office:value-type="string">
            <text:p text:style-name="P5">This time, we will be finding a recursive formula (aka “recurrence relation”) for summations.</text:p>
          </table:table-cell>
        </table:table-row>
        <table:table-row>
          <table:table-cell table:style-name="Table1.A2" office:value-type="string">
            <text:p text:style-name="P21"><text:span text:style-name="T15">WRITE A SUM AS A RECURSIVE FORMULA</text:span></text:p>
            <text:p text:style-name="P7">Example 1 from the book:</text:p>
            <text:p text:style-name="P6"/>
            <text:p text:style-name="P6">Consider the sum<text:tab/><draw:frame draw:style-name="fr1" draw:name="Object1" text:anchor-type="as-char" svg:y="-0.2807in" svg:width="0.7957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"/>
            <text:p text:style-name="P6">Which is the same as</text:p>
            <text:p text:style-name="P6">1 + 3 + 5 + … + (2n-1).</text:p>
            <text:p text:style-name="P6"/>
            <text:p text:style-name="P6">Use the notation<text:tab/><draw:frame draw:style-name="fr1" draw:name="Object2" text:anchor-type="as-char" svg:y="-0.1484in" svg:width="0.205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to denote this sum. For example, <draw:frame draw:style-name="fr1" draw:name="Object3" text:anchor-type="as-char" svg:y="-0.1484in" svg:width="0.2047in" svg:height="0.2098in" draw:z-index="10"><draw:object xlink:href="./Object 3" xlink:type="simple" xlink:show="embed" xlink:actuate="onLoad"/><draw:image xlink:href="./ObjectReplacements/Object 3" xlink:type="simple" xlink:show="embed" xlink:actuate="onLoad"/></draw:frame>means 1 + 3 + 5 + 7 + 9.</text:p>
            <text:p text:style-name="P6"/>
            <text:p text:style-name="P6">Find a recursive description of <draw:frame draw:style-name="fr1" draw:name="Object4" text:anchor-type="as-char" svg:y="-0.1484in" svg:width="0.2055in" svg:height="0.2098in" draw:z-index="2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6">…</text:p>
            <text:p text:style-name="P6"/>
            <text:p text:style-name="P8">So remember that we need to get all the values from 1 to n-1 for the summation. In this case, that would be <draw:frame draw:style-name="fr1" draw:name="Object5" text:anchor-type="as-char" svg:y="-0.1484in" svg:width="0.4102in" svg:height="0.2189in" draw:z-index="3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8"/>
            <text:p text:style-name="P8">So we express the summation as the sum of the first n-1 terms, plus the final term:</text:p>
            <text:p text:style-name="P8"><draw:frame draw:style-name="fr1" draw:name="Object6" text:anchor-type="as-char" svg:y="-0.2807in" svg:width="1.0591in" svg:height="0.4484in" draw:z-index="4"><draw:object xlink:href="./Object 6" xlink:type="simple" xlink:show="embed" xlink:actuate="onLoad"/><draw:image xlink:href="./ObjectReplacements/Object 6" xlink:type="simple" xlink:show="embed" xlink:actuate="onLoad"/></draw:frame>… <draw:frame draw:style-name="fr1" draw:name="Object7" text:anchor-type="as-char" svg:y="-0.152in" svg:width="2.3374in" svg:height="0.2008in" draw:z-index="5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9"><text:tab/><text:tab/><text:tab/>(Sum from 1 to n-1)<text:tab/><text:tab/>(Final term)</text:p>
            <text:p text:style-name="P9"/>
            <text:p text:style-name="P9"><draw:frame draw:style-name="fr1" draw:name="Object8" text:anchor-type="as-char" svg:y="-0.152in" svg:width="1.1929in" svg:height="0.222in" draw:z-index="6"><draw:object xlink:href="./Object 8" xlink:type="simple" xlink:show="embed" xlink:actuate="onLoad"/><draw:image xlink:href="./ObjectReplacements/Object 8" xlink:type="simple" xlink:show="embed" xlink:actuate="onLoad"/></draw:frame><text:tab/><text:span text:style-name="T3">(Written in terms of </text:span><text:span text:style-name="T2">s</text:span><text:span text:style-name="T5">)</text:span></text:p>
            <text:p text:style-name="P9"><text:span text:style-name="T5"/></text:p>
            <text:p text:style-name="P10"><text:span text:style-name="T6">Result:</text:span><text:span text:style-name="T5"><draw:frame draw:style-name="fr1" draw:name="Object9" text:anchor-type="as-char" svg:y="-0.152in" svg:width="1.3193in" svg:height="0.222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5"><text:tab/><text:tab/></text:span><text:span text:style-name="T6">Also need a starting value</text:span></text:p>
            <text:p text:style-name="P10"><text:span text:style-name="T6"/></text:p>
            <text:p text:style-name="P11"><text:span text:style-name="T6">L</text:span><text:span text:style-name="T4">ook at first term: </text:span><text:span text:style-name="T4"><draw:frame draw:style-name="fr1" draw:name="Object10" text:anchor-type="as-char" svg:y="-0.2807in" svg:width="1.5957in" svg:height="0.4484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</text:span><text:span text:style-name="T7">so </text:span><text:span text:style-name="T7"><draw:frame draw:style-name="fr1" draw:name="Object11" text:anchor-type="as-char" svg:y="-0.1484in" svg:width="0.4256in" svg:height="0.2098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      <text:p text:style-name="P11"><text:span text:style-name="T7"/></text:p>
            <text:p text:style-name="P12"><text:span text:style-name="T7">R</text:span><text:span text:style-name="T4">esulting recursive formula: </text:span><text:span text:style-name="T4"><draw:frame draw:style-name="fr1" draw:name="Object12" text:anchor-type="as-char" svg:y="-0.152in" svg:width="1.3193in" svg:height="0.22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, </text:span><text:span text:style-name="T4"><draw:frame draw:style-name="fr1" draw:name="Object13" text:anchor-type="as-char" svg:y="-0.1484in" svg:width="0.4256in" svg:height="0.2098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22">OTHER USES OF INDUCTION</text:p>
            <text:p text:style-name="P13">Show that <draw:frame draw:style-name="fr1" draw:name="Object14" text:anchor-type="as-char" svg:y="-0.172in" svg:width="0.5193in" svg:height="0.2083in" draw:z-index="13"><draw:object xlink:href="./Object 14" xlink:type="simple" xlink:show="embed" xlink:actuate="onLoad"/><draw:image xlink:href="./ObjectReplacements/Object 14" xlink:type="simple" xlink:show="embed" xlink:actuate="onLoad"/></draw:frame>is divisible by 3 for all positive integers n.</text:p>
            <text:p text:style-name="P13"/>
            <text:p text:style-name="P14">First, check D(1):</text:p>
            <text:p text:style-name="P14"><draw:frame draw:style-name="fr1" draw:name="Object15" text:anchor-type="as-char" svg:y="-0.172in" svg:width="1.0154in" svg:height="0.2201in" draw:z-index="14"><draw:object xlink:href="./Object 15" xlink:type="simple" xlink:show="embed" xlink:actuate="onLoad"/><draw:image xlink:href="./ObjectReplacements/Object 15" xlink:type="simple" xlink:show="embed" xlink:actuate="onLoad"/></draw:frame> → <draw:frame draw:style-name="fr1" draw:name="Object16" text:anchor-type="as-char" svg:y="-0.172in" svg:width="1.0402in" svg:height="0.2201in" draw:z-index="15"><draw:object xlink:href="./Object 16" xlink:type="simple" xlink:show="embed" xlink:actuate="onLoad"/><draw:image xlink:href="./ObjectReplacements/Object 16" xlink:type="simple" xlink:show="embed" xlink:actuate="onLoad"/></draw:frame> → <draw:frame draw:style-name="fr1" draw:name="Object17" text:anchor-type="as-char" svg:y="-0.152in" svg:width="1.0772in" svg:height="0.2008in" draw:z-index="16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4"/>
            <text:p text:style-name="P15">Next, let’s say that some positive integer m is given, such that we’ve been able to check D(1) through D(m-1) are true.</text:p>
            <text:p text:style-name="P15"/>
            <text:p text:style-name="P15"><draw:frame draw:style-name="fr1" draw:name="Object18" text:anchor-type="as-char" svg:y="-0.172in" svg:width="1.0154in" svg:height="0.2201in" draw:z-index="17"><draw:object xlink:href="./Object 18" xlink:type="simple" xlink:show="embed" xlink:actuate="onLoad"/><draw:image xlink:href="./ObjectReplacements/Object 18" xlink:type="simple" xlink:show="embed" xlink:actuate="onLoad"/></draw:frame>→<text:span text:style-name="T8"> </text:span><text:span text:style-name="T8"><draw:frame draw:style-name="fr1" draw:name="Object19" text:anchor-type="as-char" svg:y="-0.172in" svg:width="2.0307in" svg:height="0.220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    <text:p text:style-name="P16"/>
            <text:p text:style-name="P15">→<text:span text:style-name="T9"> </text:span><text:span text:style-name="T9"><draw:frame draw:style-name="fr1" draw:name="Object20" text:anchor-type="as-char" svg:y="-0.172in" svg:width="2.5516in" svg:height="0.220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pull out terms to form D(m)… </text:span></text:p>
            <text:p text:style-name="P15">→<text:span text:style-name="T10"> </text:span><draw:frame draw:style-name="fr1" draw:name="Object21" text:anchor-type="as-char" svg:y="-0.172in" svg:width="2.3307in" svg:height="0.2201in" draw:z-index="20"><draw:object xlink:href="./Object 21" xlink:type="simple" xlink:show="embed" xlink:actuate="onLoad"/><draw:image xlink:href="./ObjectReplacements/Object 21" xlink:type="simple" xlink:show="embed" xlink:actuate="onLoad"/></draw:frame> →<text:span text:style-name="T11"> </text:span><text:span text:style-name="T11"><draw:frame draw:style-name="fr1" draw:name="Object22" text:anchor-type="as-char" svg:y="-0.172in" svg:width="2.5425in" svg:height="0.2201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    <text:p text:style-name="P15"/>
            <text:p text:style-name="P17">We know that <draw:frame draw:style-name="fr1" draw:name="Object23" text:anchor-type="as-char" svg:y="-0.172in" svg:width="1.0154in" svg:height="0.2201in" draw:z-index="22"><draw:object xlink:href="./Object 23" xlink:type="simple" xlink:show="embed" xlink:actuate="onLoad"/><draw:image xlink:href="./ObjectReplacements/Object 23" xlink:type="simple" xlink:show="embed" xlink:actuate="onLoad"/></draw:frame>, <text:span text:style-name="T12">so we can swap it out…</text:span></text:p>
            <text:p text:style-name="P17"/>
            <text:p text:style-name="P17"><draw:frame draw:style-name="fr1" draw:name="Object24" text:anchor-type="as-char" svg:y="-0.172in" svg:width="2.4264in" svg:height="0.2201in" draw:z-index="23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17"/>
            <text:p text:style-name="P18">Rewrite in terms of D(m)…</text:p>
            <text:p text:style-name="P18"/>
            <text:p text:style-name="P18"><draw:frame draw:style-name="fr1" draw:name="Object25" text:anchor-type="as-char" svg:y="-0.172in" svg:width="2.4516in" svg:height="0.2201in" draw:z-index="24"><draw:object xlink:href="./Object 25" xlink:type="simple" xlink:show="embed" xlink:actuate="onLoad"/><draw:image xlink:href="./ObjectReplacements/Object 25" xlink:type="simple" xlink:show="embed" xlink:actuate="onLoad"/></draw:frame> →<text:span text:style-name="T13"> </text:span><text:span text:style-name="T13"><draw:frame draw:style-name="fr1" draw:name="Object26" text:anchor-type="as-char" svg:y="-0.172in" svg:width="2.1839in" svg:height="0.2201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    <text:p text:style-name="P18"/>
            <text:p text:style-name="P19">We know previously that D(1) through D(m-1) are true for the statement “divisible by 3 for all positive integers”,</text:p>
            <text:p text:style-name="P19">so we will rewrite D(m-1) as 3K and sub it out.</text:p>
            <text:p text:style-name="P19"/>
            <text:p text:style-name="P19"><draw:frame draw:style-name="fr1" draw:name="Object27" text:anchor-type="as-char" svg:y="-0.172in" svg:width="1.8075in" svg:height="0.2201in" draw:z-index="26"><draw:object xlink:href="./Object 27" xlink:type="simple" xlink:show="embed" xlink:actuate="onLoad"/><draw:image xlink:href="./ObjectReplacements/Object 27" xlink:type="simple" xlink:show="embed" xlink:actuate="onLoad"/></draw:frame>→<text:span text:style-name="T14"> </text:span><draw:frame draw:style-name="fr1" draw:name="Object28" text:anchor-type="as-char" svg:y="-0.172in" svg:width="1.7217in" svg:height="0.2201in" draw:z-index="27"><draw:object xlink:href="./Object 28" xlink:type="simple" xlink:show="embed" xlink:actuate="onLoad"/><draw:image xlink:href="./ObjectReplacements/Object 28" xlink:type="simple" xlink:show="embed" xlink:actuate="onLoad"/></draw:frame></text:p>
            <text:p text:style-name="P19"/>
            <text:p text:style-name="P20">So our proof is that D(m) is divisible by 3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1" svg:font-family="OpenSymbol, 'Arial Unicode M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72in" fo:margin-bottom="0.0835in" loext:contextual-spacing="false" fo:text-align="end" style:justify-single-word="false" style:page-number="auto" style:writing-mode="page"/>
      <style:text-properties style:font-name="Liberation Mono" fo:font-family="'Liberation Mono'" style:font-style-name="Regular" style:font-family-generic="modern" style:font-pitch="fixed" fo:font-size="8pt" fo:font-style="italic" fo:font-weight="normal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14pt" style:text-underline-style="solid" style:text-underline-width="auto" style:text-underline-color="font-color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95%" fo:font-weight="bold" style:font-size-asian="115%" style:font-weight-asian="bold" style:font-size-complex="115%" style:font-weight-complex="normal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bbles_7e_LT_7e_Gliederung_20_1" style:display-name="Bubbles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Gliederung_20_2" style:display-name="Bubbles~LT~Gliederung 2" style:family="paragraph" style:parent-style-name="Bubbles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bbles_7e_LT_7e_Gliederung_20_3" style:display-name="Bubbles~LT~Gliederung 3" style:family="paragraph" style:parent-style-name="Bubbles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bbles_7e_LT_7e_Gliederung_20_4" style:display-name="Bubbles~LT~Gliederung 4" style:family="paragraph" style:parent-style-name="Bubbles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5" style:display-name="Bubbles~LT~Gliederung 5" style:family="paragraph" style:parent-style-name="Bubbles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6" style:display-name="Bubbles~LT~Gliederung 6" style:family="paragraph" style:parent-style-name="Bubbles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7" style:display-name="Bubbles~LT~Gliederung 7" style:family="paragraph" style:parent-style-name="Bubbles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8" style:display-name="Bubbles~LT~Gliederung 8" style:family="paragraph" style:parent-style-name="Bubbles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9" style:display-name="Bubbles~LT~Gliederung 9" style:family="paragraph" style:parent-style-name="Bubbles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Titel" style:display-name="Bubbl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Untertitel" style:display-name="Bubble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Notizen" style:display-name="Bubble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Hintergrundobjekte" style:display-name="Bubbl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bbles_7e_LT_7e_Hintergrund" style:display-name="Bubbl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2.4</text:span><text:tab/><text:tab/>Page <text:page-number text:select-page="current">1</text:page-number> of <text:page-count>2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2H17M28S</meta:editing-duration>
    <meta:editing-cycles>248</meta:editing-cycles>
    <meta:generator>LibreOffice/5.1.4.2$Linux_X86_64 LibreOffice_project/10m0$Build-2</meta:generator>
    <dc:date>2017-04-25T15:35:58.321466032</dc:date>
    <meta:document-statistic meta:table-count="1" meta:image-count="0" meta:object-count="28" meta:page-count="2" meta:paragraph-count="38" meta:word-count="280" meta:character-count="1374" meta:non-whitespace-character-count="1107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</mn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  <mo stretchy="false">=</mo>
      <mrow>
        <mrow>
          <mn>2</mn>
          <mo stretchy="false">⋅</mo>
          <mn>1</mn>
        </mrow>
        <mo stretchy="false">−</mo>
        <mn>1</mn>
      </mrow>
      <mo stretchy="false">=</mo>
      <mn>1</mn>
    </mrow>
    <annotation encoding="StarMath 5.0">sum from{i=1} to{1} ( 2i-1 ) = 2 cdot 1 - 1 = 1</annotation>
  </semantics>
</math>
</file>

<file path=Object 11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12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13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14/content.xml><?xml version="1.0" encoding="utf-8"?>
<math xmlns="http://www.w3.org/1998/Math/MathML" display="block">
  <semantics>
    <mrow>
      <mrow>
        <msup>
          <mi>n</mi>
          <mn>3</mn>
        </msup>
        <mo stretchy="false">+</mo>
        <mn>2</mn>
      </mrow>
      <mi>n</mi>
    </mrow>
    <annotation encoding="StarMath 5.0">n^3 + 2n</annotation>
  </semantics>
</math>
</file>

<file path=Object 15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16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sup>
            <mn>1</mn>
            <mn>3</mn>
          </msup>
          <mo stretchy="false">+</mo>
          <mrow>
            <mn>2</mn>
            <mo stretchy="false">⋅</mo>
            <mn>1</mn>
          </mrow>
        </mrow>
      </mrow>
    </mrow>
    <annotation encoding="StarMath 5.0">D(1) = 1^3 + 2 cdot 1</annotation>
  </semantics>
</math>
</file>

<file path=Object 17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n>1</mn>
          <mo stretchy="false">+</mo>
          <mn>2</mn>
        </mrow>
        <mo stretchy="false">=</mo>
        <mn>3</mn>
      </mrow>
    </mrow>
    <annotation encoding="StarMath 5.0">D(1) = 1 + 2 = 3</annotation>
  </semantics>
</math>
</file>

<file path=Object 18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1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n>3</mn>
          </msup>
          <mo stretchy="false">+</mo>
          <mn>2</mn>
        </mrow>
      </mrow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D(m-1) = (m-1)^3 + 2(m-1)</annotation>
  </semantics>
</math>
</file>

<file path=Object 2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−</mo>
        <mn>1</mn>
        <mo stretchy="false">+</mo>
        <mn>2</mn>
      </mrow>
      <mrow>
        <mi>m</mi>
        <mo stretchy="false">−</mo>
        <mn>2</mn>
      </mrow>
    </mrow>
    <annotation encoding="StarMath 5.0">D(m-1) = m^3 - 3m^2 + 3m - 1 + 2m - 2</annotation>
  </semantics>
</math>
</file>

<file path=Object 2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+</mo>
        <mn>2</mn>
      </mrow>
      <mrow>
        <mi>m</mi>
        <mo stretchy="false">−</mo>
        <mn>3</mn>
      </mrow>
    </mrow>
    <annotation encoding="StarMath 5.0">D(m-1) = m^3 - 3m^2 + 3m + 2m - 3</annotation>
  </semantics>
</math>
</file>

<file path=Object 2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sup>
            <mi>m</mi>
            <mn>3</mn>
          </msup>
          <mo stretchy="false">+</mo>
          <mn>2</mn>
        </mrow>
      </mrow>
      <mi>m</mi>
    </mrow>
    <annotation encoding="StarMath 5.0">D(m-1) = (- 3m^2 + 3m - 3) + m^3 + 2m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24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i>D</mi>
        </mrow>
      </mrow>
      <mrow>
        <mo fence="true" stretchy="false">(</mo>
        <mrow>
          <mi>m</mi>
        </mrow>
        <mo fence="true" stretchy="false">)</mo>
      </mrow>
    </mrow>
    <annotation encoding="StarMath 5.0">D(m-1) = (- 3m^2 + 3m - 3) + D( m ) </annotation>
  </semantics>
</math>
</file>

<file path=Object 25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−</mo>
                <mn>3</mn>
              </mrow>
              <mrow>
                <msup>
                  <mi>m</mi>
                  <mn>2</mn>
                </msup>
                <mo stretchy="false">+</mo>
                <mn>3</mn>
              </mrow>
              <mrow>
                <mi>m</mi>
                <mo stretchy="false">−</mo>
                <mn>3</mn>
              </mrow>
            </mrow>
          </mrow>
          <mo fence="true" stretchy="false">)</mo>
        </mrow>
      </mrow>
    </mrow>
    <annotation encoding="StarMath 5.0">D(m) = D(m-1) - (- 3m^2 + 3m - 3)</annotation>
  </semantics>
</math>
</file>

<file path=Object 26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D(m-1) + 3m^2 - 3m + 3</annotation>
  </semantics>
</math>
</file>

<file path=Object 27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i>K</mi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3K + 3m^2 - 3m + 3</annotation>
  </semantics>
</math>
</file>

<file path=Object 28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o fence="true" stretchy="false">(</mo>
        <mrow>
          <mrow>
            <mi>K</mi>
            <mo stretchy="false">+</mo>
            <msup>
              <mi>m</mi>
              <mn>2</mn>
            </msup>
            <mo stretchy="false">−</mo>
            <mi>m</mi>
            <mo stretchy="false">+</mo>
            <mn>1</mn>
          </mrow>
        </mrow>
        <mo fence="true" stretchy="false">)</mo>
      </mrow>
    </mrow>
    <annotation encoding="StarMath 5.0">D(m) = 3( K + m^2 - m + 1 )</annotation>
  </semantics>
</math>
</file>

<file path=Object 3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 )</annotation>
  </semantics>
</math>
</file>

<file path=Object 6/content.xml><?xml version="1.0" encoding="utf-8"?>
<math xmlns="http://www.w3.org/1998/Math/MathML" display="block">
  <semantics>
    <mrow>
      <msub>
        <mi>s</mi>
        <mi>n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</mrow>
    <annotation encoding="StarMath 5.0">s_n = sum from{i=1} to{n} ( 2i-1 )</annotation>
  </semantics>
</math>
</file>

<file path=Object 7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n>1</mn>
              <mo stretchy="false">+</mo>
              <mn>3</mn>
              <mo stretchy="false">+</mo>
              <mn>5</mn>
              <mo stretchy="false">+</mo>
              <mn>...</mn>
              <mo stretchy="false">+</mo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3</mn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[ 1 + 3 + 5 + ... + ( 2n - 3 ) ] + ( 2n-1 )</annotation>
  </semantics>
</math>
</file>

<file path=Object 8/content.xml><?xml version="1.0" encoding="utf-8"?>
<math xmlns="http://www.w3.org/1998/Math/MathML" display="block">
  <semantics>
    <mrow>
      <mrow/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s_( n-1 ) + ( 2n-1 )</annotation>
  </semantics>
</math>
</file>

<file path=Object 9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